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officeooo:rsid="0000683e" officeooo:paragraph-rsid="0001da25"/>
    </style:style>
    <style:style style:name="P2" style:family="paragraph" style:parent-style-name="Standard">
      <style:paragraph-properties fo:text-align="center" style:justify-single-word="false"/>
      <style:text-properties style:font-name="Times New Roman" officeooo:rsid="0000683e" officeooo:paragraph-rsid="0000683e"/>
    </style:style>
    <style:style style:name="P3" style:family="paragraph" style:parent-style-name="Standard">
      <style:paragraph-properties fo:line-height="200%" fo:text-align="start" style:justify-single-word="false"/>
      <style:text-properties style:font-name="Times New Roman" officeooo:rsid="0000683e" officeooo:paragraph-rsid="0001da25"/>
    </style:style>
    <style:style style:name="T1" style:family="text">
      <style:text-properties officeooo:rsid="0001da25"/>
    </style:style>
    <style:style style:name="T2" style:family="text">
      <style:text-properties officeooo:rsid="0002cc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ule 6 SensorManager Purpose Summary</text:p>
      <text:p text:style-name="P2"/>
      <text:p text:style-name="P3">The purpose of SensorManager is to provide a centralized control manager for the use of sensors in our electronic devices. Sensors that are quite common in our phones today, are <text:span text:style-name="T1">photo, GPS, infrared, accelerometers, gyroscopes, lighting, and fingerprint sensors. All of these sensors are being actively used as default for the insatiable amount of apps on the market today that these devices can communicate with. The SensorManager is the key class that allows developers to make use of these sensors in our devices, whether it be for a fitness tracker, </text:span><text:span text:style-name="T2">a </text:span><text:span text:style-name="T1">videogame, the camera app, or google maps to get you from point A to point 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22:37:23.181617298</meta:creation-date>
    <dc:date>2024-12-21T22:59:32.484774122</dc:date>
    <meta:editing-duration>PT1M39S</meta:editing-duration>
    <meta:editing-cycles>1</meta:editing-cycles>
    <meta:document-statistic meta:table-count="0" meta:image-count="0" meta:object-count="0" meta:page-count="1" meta:paragraph-count="2" meta:word-count="112" meta:character-count="671" meta:non-whitespace-character-count="561"/>
    <meta:generator>LibreOffice/7.3.7.2$Linux_X86_64 LibreOffice_project/30$Build-2</meta:generator>
  </office:meta>
</office:document-meta>
</file>